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automatic-styles>
    <style:style style:name="P1" style:family="paragraph" style:parent-style-name="Standard">
      <style:text-properties fo:font-style="normal" style:text-underline-style="none" fo:font-weight="normal" officeooo:paragraph-rsid="001bdd70" style:font-style-asian="normal" style:font-weight-asian="normal" style:font-style-complex="normal" style:font-weight-complex="normal"/>
    </style:style>
    <style:style style:name="P2" style:family="paragraph" style:parent-style-name="Standard">
      <style:text-properties fo:font-style="normal" style:text-underline-style="none" fo:font-weight="normal" officeooo:rsid="001bdd70" officeooo:paragraph-rsid="001bdd70" style:font-style-asian="normal" style:font-weight-asian="normal" style:font-style-complex="normal" style:font-weight-complex="normal"/>
    </style:style>
    <style:style style:name="T1" style:family="text">
      <style:text-properties officeooo:rsid="001bdd70"/>
    </style:style>
    <style:style style:name="T2" style:family="text">
      <style:text-properties officeooo:rsid="001be1ce"/>
    </style:style>
    <style:style style:name="T3" style:family="text">
      <style:text-properties officeooo:rsid="001cd7a6"/>
    </style:style>
    <style:style style:name="T4" style:family="text">
      <style:text-properties officeooo:rsid="001e50ad"/>
    </style:style>
    <style:style style:name="T5" style:family="text">
      <style:text-properties officeooo:rsid="002026d9"/>
    </style:style>
    <style:style style:name="T6" style:family="text">
      <style:text-properties officeooo:rsid="00263edc"/>
    </style:style>
    <style:style style:name="T7" style:family="text">
      <style:text-properties officeooo:rsid="00216e6d"/>
    </style:style>
    <style:style style:name="T8" style:family="text">
      <style:text-properties officeooo:rsid="00223326"/>
    </style:style>
    <style:style style:name="T9" style:family="text">
      <style:text-properties officeooo:rsid="00244fd1"/>
    </style:style>
    <style:style style:name="T10" style:family="text">
      <style:text-properties officeooo:rsid="00247799"/>
    </style:style>
    <style:style style:name="T11" style:family="text">
      <style:text-properties officeooo:rsid="00286d09"/>
    </style:style>
    <style:style style:name="T12" style:family="text">
      <style:text-properties officeooo:rsid="002b1a8c"/>
    </style:style>
    <style:style style:name="T13" style:family="text">
      <style:text-properties officeooo:rsid="002a4be4"/>
    </style:style>
    <style:style style:name="T14" style:family="text">
      <style:text-properties officeooo:rsid="002e7435"/>
    </style:style>
    <style:style style:name="T15" style:family="text">
      <style:text-properties officeooo:rsid="002f3305"/>
    </style:style>
    <style:style style:name="T16" style:family="text">
      <style:text-properties officeooo:rsid="002fdcf9"/>
    </style:style>
    <style:style style:name="T17" style:family="text">
      <style:text-properties officeooo:rsid="0031897d"/>
    </style:style>
    <style:style style:name="T18" style:family="text">
      <style:text-properties officeooo:rsid="00315a60"/>
    </style:style>
    <style:style style:name="T19" style:family="text">
      <style:text-properties officeooo:rsid="003167a5"/>
    </style:style>
    <style:style style:name="T20" style:family="text">
      <style:text-properties officeooo:rsid="00333928"/>
    </style:style>
    <style:style style:name="T21" style:family="text">
      <style:text-properties officeooo:rsid="003671b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ex Shah</text:p>
      <text:p text:style-name="P1">EN.695.741.81.SP25 Information Assurance Analysis</text:p>
      <text:p text:style-name="P1">Mod <text:span text:style-name="T1">6</text:span> Assignment</text:p>
      <text:p text:style-name="P1"><text:span text:style-name="T1">March 1</text:span>, 2025</text:p>
      <text:p text:style-name="P1"/>
      <text:p text:style-name="P1">1 Ransomware</text:p>
      <text:p text:style-name="P1"/>
      <text:p text:style-name="P1">What is ransomware?</text:p>
      <text:p text:style-name="P1"/>
      <text:p text:style-name="P2"><text:tab/>Ransomware is a malware that encrypts and locks a user out of their files in an attempt to extort a ransom in exchange for decryption of the files. </text:p>
      <text:p text:style-name="P1"/>
      <text:p text:style-name="P1">How does ransomware work cryptographically?</text:p>
      <text:p text:style-name="P1"/>
      <text:p text:style-name="P1"><text:tab/><text:span text:style-name="T2">Ransomware involves a series of steps to encrypt a user’s files. </text:span><text:span text:style-name="T3">First some malware needs to infect a target, such as by phishing or exploiting vulnerabilities in the target remotely. Once the malware has infected the device, built in encryption functions are used to encrypt local files using a key controlled by the attacker. </text:span><text:span text:style-name="T4">The attacker notifies the user that they are locked out of their files and demand a ransom, and if the user is able to pay the ransom, the attacker can provide the private key or the symmetric encryption key for the user to decrypt their files. </text:span></text:p>
      <text:p text:style-name="P1"><text:tab/></text:p>
      <text:p text:style-name="P1">In your opinion are mobile devices more prone to ransomware attacks than desktops, why or why not?</text:p>
      <text:p text:style-name="P1"/>
      <text:p text:style-name="P1"><text:tab/><text:span text:style-name="T5">Mobile devices are vulnerable to ransomware, but mobile devices aren’t as valuable to attackers as desktops. Desktops </text:span><text:span text:style-name="T6">usually </text:span><text:span text:style-name="T5">contain more valuable information to target, are more likely connected to corporate networks, and are less likely to have backups </text:span><text:span text:style-name="T7">or easy ways to restore the </text:span><text:span text:style-name="T8">encrypted data</text:span><text:span text:style-name="T7">. </text:span><text:span text:style-name="T8">This makes it more likely that a victim would pay for </text:span><text:span text:style-name="T9">decrypting their desktop than mobile device. </text:span><text:span text:style-name="T10">Attackers want to target the most valuable resources that would get them their ransom, and desktops are more appealing to attackers than mobile devices. </text:span></text:p>
      <text:p text:style-name="P1"/>
      <text:p text:style-name="P1">What are some of the defenses that can be employed to defend against ransomware?</text:p>
      <text:p text:style-name="P1"/>
      <text:p text:style-name="P1"><text:tab/><text:span text:style-name="T11">Ransomware is a threat if you have no way of recovering the files or restoring the infected device. </text:span><text:span text:style-name="T12">R</text:span><text:span text:style-name="T13">egular backups offsite/</text:span><text:span text:style-name="T14">offline</text:span><text:span text:style-name="T13"> </text:span><text:span text:style-name="T12">allows the encrypted files to be kept safe even if a device is compromised by ransomware. </text:span><text:span text:style-name="T15">But vigilance and prevention are also important, such as host and network based IPS solutions to detect malware and prevent phishing from being successful. </text:span><text:span text:style-name="T16">Regular patches can also prevent the vulnerabilities that some ransomware uses as the initial vector to infect a machine. </text:span><text:span text:style-name="T17">Critical system can be further protected u</text:span><text:span text:style-name="T18">sing a ZTA </text:span><text:span text:style-name="T19">security model to prevent </text:span><text:span text:style-name="T17">devices from </text:span><text:span text:style-name="T20">compromising other resources by enforcing access policies, segmenting the network, and monitoring the network. </text:span><text:span text:style-name="T21">Employees should also be trained to prevent phishing attempts that could compromise their machine. </text:span></text:p>
      <text:p text:style-name="P1"/>
      <text:p text:style-name="P1">2 Bluesnarfing &amp; Bluejacking</text:p>
      <text:p text:style-name="P1"/>
      <text:p text:style-name="P1">What is bluesnarfing and bluejacking?</text:p>
      <text:p text:style-name="P1"/>
      <text:p text:style-name="P1">How do they compromise bluetooth technology?</text:p>
      <text:p text:style-name="P1"/>
      <text:p text:style-name="P1"><text:soft-page-break/>In your opinion with the increasing number of Internet of Things (IoT's) being IP addressable and being able to connect to smart devices/phones, will these and other Bluetooth types of attacks increase? Support your answer.</text:p>
      <text:p text:style-name="P1"/>
      <text:p text:style-name="P1">3 Mobile Application Scanning</text:p>
      <text:p text:style-name="P1"/>
      <text:p text:style-name="P1">Static &amp; Dynamic analysis scanning methods are a popular method to use against mobile devices. Static analysis includes assessing the security of Android or I-Phone Apps, detecting app clones, automating test case generations, or uncovering non-functional issues related to performance or energy. Dynamic analysis includes testing &amp; evaluating a program by executing data in real-time. Discuss two (2) static and two (2) dynamic tools used for mobile applications?</text:p>
      <text:p text:style-name="P1"/>
      <text:p text:style-name="P1">With respect to cost &amp; implementation, is there any differences between them?</text:p>
      <text:p text:style-name="P1"/>
      <text:p text:style-name="P1">Discuss any cloud solutions which exist for performing this type of analysis?</text:p>
      <text:p text:style-name="P1"/>
      <text:p text:style-name="P1">4 OWASP Mobile Vulnerabilities</text:p>
      <text:p text:style-name="P1"/>
      <text:p text:style-name="P1">Go to the following link; https://owasp.org/Top10/ You will see a list titled Top 10:2021 List on the left hand side of webpage. Then review the ICS-CERT FY 2016 Annual Assessment Report Sections 2.1 &amp; 3.2 found here; https://www.cisa.gov/sites/default/files/Annual_Reports/FY2016_Industrial_Control_Systems_Assessment_Summary_Report_S508C.pdf as well as review pgs 7-15 and Figure 11 &amp; Figure 12 on pg 13 &amp; pg 14 respectively in the attached Dragos pdf. (found in assignment section of CANVAS).</text:p>
      <text:p text:style-name="P1"/>
      <text:p text:style-name="P1">How do the ICS vulnerabilities differ from typical IT/enterprise web based application vulnerabilities? Pick two (2) mobile 2021 vulnerabilities (i.e., A01 through A10) that you feel are the most significant and explain why they are and how they can be guarded against?</text:p>
      <text:p text:style-name="P1"/>
      <text:p text:style-name="P1">Read "Top 10 Mobile Risks- Final List 2016 found here; https://owasp.org/www-project-mobile-top-10/2016-risks/ Which mobile OS are attacks more successful against: Android or iOS, and why?</text:p>
      <text:p text:style-name="P1"/>
      <text:p text:style-name="P1">5 Application Program Interfaces (API's)</text:p>
      <text:p text:style-name="P1"/>
      <text:p text:style-name="P1">A foundational element of innovation in today’s app-driven world is the API. APIs are a critical part of modern mobile, SaaS and web applications and can be found in customer-facing, partner-facing and internal applications. By nature, APIs expose application logic and sensitive data becoming targets for attackers.</text:p>
      <text:p text:style-name="P1"/>
      <text:p text:style-name="P1">Pick two (2) items from the "API Security Top 10 2019" list that you feel are the most significant and explain why they are and how they can be guarded against?</text:p>
      <text:p text:style-name="P1"/>
      <text:p text:style-name="P1">Click on Blue API to drill down further. API list can be found here; https://owasp.org/www-project-api-security/</text:p>
      <text:p text:style-name="P1"/>
      <text:p text:style-name="P1">6 Protecting Work Information System &amp; Data</text:p>
      <text:p text:style-name="P1"/>
      <text:p text:style-name="P1">Many organizations provide standard image laptops, require secured VPN connections using HID tokens, run VDI &amp; RDP software from a trusted device, and allow BYOD’s.</text:p>
      <text:p text:style-name="P1"><text:soft-page-break/></text:p>
      <text:p text:style-name="P1">Pretend you’re the CIO of a fortune 500 company. Describe to me in 3 to 4 paragraphs your method/plan on how you would implement a BYOD policy.</text:p>
      <text:p text:style-name="P1"/>
      <text:p text:style-name="P1">Have your plan focus on protecting the security of the company’s assets, systems, and sensitive/proprietary data, and PII/PHI of the employees for when BYOD's are used at work and off-site/home. BYOD's are considered any mobile device. Have your plan cover work situations/environments for outbreaks/pandemics (i.e., COVID-1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01T16:01:52.182801000</meta:creation-date>
    <dc:date>2025-03-01T16:32:49.432926000</dc:date>
    <meta:editing-duration>PT30M45S</meta:editing-duration>
    <meta:editing-cycles>24</meta:editing-cycles>
    <meta:generator>LibreOffice/25.2.0.3$MacOSX_AARCH64 LibreOffice_project/e1cf4a87eb02d755bce1a01209907ea5ddc8f069</meta:generator>
    <meta:document-statistic meta:table-count="0" meta:image-count="0" meta:object-count="0" meta:page-count="3" meta:paragraph-count="34" meta:word-count="878" meta:character-count="5685" meta:non-whitespace-character-count="4831"/>
  </office:meta>
</office:document-meta>
</file>